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a1a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OPCODES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2"/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 (15b)</text:p>
          </table:table-cell>
          <table:table-cell/>
          <table:table-cell office:value-type="string" calcext:value-type="string">
            <text:p>loads val into r0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string" calcext:value-type="string">
            <text:p>moves from sr2 to sr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string" calcext:value-type="string">
            <text:p>adds sr2 to sr1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sr1 (5b)</text:p>
          </table:table-cell>
          <table:table-cell/>
          <table:table-cell office:value-type="string" calcext:value-type="string">
            <text:p>logical not on sr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string" calcext:value-type="string">
            <text:p>logical and of sr1 and sr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string" calcext:value-type="string">
            <text:p>logical or of sr1 and sr2</text:p>
          </table:table-cell>
        </table:table-row>
        <table:table-row table:style-name="ro1">
          <table:table-cell office:value-type="string" calcext:value-type="string">
            <text:p>SHL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string" calcext:value-type="string">
            <text:p>shift sr1 left by the number in sr2</text:p>
          </table:table-cell>
        </table:table-row>
        <table:table-row table:style-name="ro1">
          <table:table-cell office:value-type="string" calcext:value-type="string">
            <text:p>SHR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string" calcext:value-type="string">
            <text:p>shift sr1 right by the number in sr2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sr1 (5b)</text:p>
          </table:table-cell>
          <table:table-cell/>
          <table:table-cell office:value-type="string" calcext:value-type="string">
            <text:p>jump to address in sr1</text:p>
          </table:table-cell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string" calcext:value-type="string">
            <text:p>jump to address in sr1 if sr2 is equal to 0</text:p>
          </table:table-cell>
        </table:table-row>
        <table:table-row table:style-name="ro1">
          <table:table-cell office:value-type="string" calcext:value-type="string">
            <text:p>JN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string" calcext:value-type="string">
            <text:p>jump to address in sr1 if sr2 is negative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string" calcext:value-type="string">
            <text:p>jump to address in sr1 if sr2 is equal to 0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string" calcext:value-type="string">
            <text:p>read into sr1 from memory address in sr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string" calcext:value-type="string">
            <text:p>write from sr1 to a memory address in sr2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sr1 (5b)</text:p>
          </table:table-cell>
          <table:table-cell/>
          <table:table-cell office:value-type="string" calcext:value-type="string">
            <text:p>pushes sr1 to the stack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sr1 (5b)</text:p>
          </table:table-cell>
          <table:table-cell/>
          <table:table-cell office:value-type="string" calcext:value-type="string">
            <text:p>pops from stack to sr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1111" calcext:value-type="float">
            <text:p>11111</text:p>
          </table:table-cell>
          <table:table-cell table:number-columns-repeated="2"/>
          <table:table-cell office:value-type="string" calcext:value-type="string">
            <text:p>signal that you are alive (sets your life to 100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/>
        </table:table-row>
        <table:table-row table:style-name="ro1">
          <table:table-cell office:value-type="string" calcext:value-type="string">
            <text:p>r0</text:p>
          </table:table-cell>
          <table:table-cell table:style-name="ce2" office:value-type="string" calcext:value-type="string">
            <text:p>0x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0x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0x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0x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0x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0x5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>
            <text:p>0x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string" calcext:value-type="string">
            <text:p>0x7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>
            <text:p>0x8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string" calcext:value-type="string">
            <text:p>0x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0x19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0x1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ox1B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0x1D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1E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0x1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4:48:37.788055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15:46:02.670830408</meta:creation-date>
    <dc:date>2025-08-12T15:05:35.159261266</dc:date>
    <meta:editing-duration>PT8H8M13S</meta:editing-duration>
    <meta:editing-cycles>6</meta:editing-cycles>
    <meta:generator>LibreOffice/24.8.7.2$Linux_X86_64 LibreOffice_project/480$Build-2</meta:generator>
    <meta:document-statistic meta:table-count="1" meta:cell-count="149" meta:object-count="0"/>
  </office:meta>
</office:document-meta>
</file>